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3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min-height="7.65cm" fo:min-width="11.4cm" fo:padding-top="0.175cm" fo:padding-bottom="0.175cm" fo:padding-left="0.3cm" fo:padding-right="0.3cm" draw:shadow-opacity="6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51cm" fo:min-width="3.5cm" fo:wrap-option="no-wrap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7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6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89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P3" style:family="paragraph">
      <loext:graphic-properties draw:fill="solid" draw:fill-color="#ffd320" draw:opacity="60%"/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ourier New1" fo:font-size="10pt" style:font-size-asian="10pt" style:font-size-complex="10pt"/>
    </style:style>
    <style:style style:name="T1" style:family="text">
      <style:text-properties style:font-name="Courier New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49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7cm" svg:y="6.5cm">
          <draw:text-box>
            <text:p><text:span text:style-name="T1">(2,0)</text:span></text:p>
          </draw:text-box>
        </draw:frame>
        <draw:custom-shape draw:style-name="gr3" draw:text-style-name="P3" draw:layer="layout" svg:width="12cm" svg:height="8cm" svg:x="3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10cm" svg:y="2.5cm">
          <text:p text:style-name="P4"><text:span text:style-name="T2">Zu erstellende Karte</text:span></text:p>
          <text:p text:style-name="P4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45.83854036491 106704.863424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2cm" svg:height="0.818cm" svg:x="16cm" svg:y="13cm">
          <draw:text-box>
            <text:p><text:span text:style-name="T3">B</text:span></text:p>
          </draw:text-box>
        </draw:frame>
        <draw:line draw:style-name="gr6" draw:text-style-name="P1" draw:layer="layout" svg:x1="15cm" svg:y1="14.5cm" svg:x2="16cm" svg:y2="13.5cm">
          <text:p/>
        </draw:line>
        <draw:frame draw:style-name="gr2" draw:text-style-name="P2" draw:layer="layout" svg:width="2cm" svg:height="0.649cm" svg:x="5cm" svg:y="8.5cm">
          <draw:text-box>
            <text:p><text:span text:style-name="T1">(1,1)</text:span></text:p>
          </draw:text-box>
        </draw:frame>
        <draw:frame draw:style-name="gr7" draw:text-style-name="P7" draw:layer="layout" svg:width="5.248cm" svg:height="5.939cm" svg:x="7.752cm" svg:y="23cm">
          <draw:text-box>
            <text:p><text:span text:style-name="T4">Referenzpunkte</text:span></text:p>
            <text:p><text:span text:style-name="T4">- Tile (Tile oben/links)</text:span></text:p>
            <text:p><text:span text:style-name="T4">- Base (Base oben/links)</text:span></text:p>
            <text:p><text:span text:style-name="T4">- Target</text:span></text:p>
            <text:p><text:span text:style-name="T4">- WGS84 (unten/links)</text:span></text:p>
            <text:p><text:span text:style-name="T4">- Swissgrid (immer 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8" draw:text-style-name="P8" draw:layer="layout" svg:width="3cm" svg:height="0.616cm" svg:x="1cm" svg:y="5.5cm">
          <draw:text-box>
            <text:p text:style-name="P1"><text:span text:style-name="T3">NorthWest</text:span></text:p>
          </draw:text-box>
        </draw:frame>
        <draw:frame draw:style-name="gr9" draw:text-style-name="P8" draw:layer="layout" svg:width="3cm" svg:height="0.666cm" svg:x="13cm" svg:y="14.834cm">
          <draw:text-box>
            <text:p text:style-name="P1"><text:span text:style-name="T3">SouthEast</text:span></text:p>
          </draw:text-box>
        </draw:frame>
        <draw:frame draw:style-name="gr9" draw:text-style-name="P8" draw:layer="layout" svg:width="3cm" svg:height="0.666cm" svg:x="1cm" svg:y="15cm">
          <draw:text-box>
            <text:p text:style-name="P1"><text:span text:style-name="T3">SouthWest</text:span></text:p>
          </draw:text-box>
        </draw:frame>
        <draw:frame draw:style-name="gr9" draw:text-style-name="P8" draw:layer="layout" svg:width="3cm" svg:height="0.666cm" svg:x="12.5cm" svg:y="5.5cm">
          <draw:text-box>
            <text:p text:style-name="P1"><text:span text:style-name="T3">NothEast</text:span></text:p>
          </draw:text-box>
        </draw:frame>
        <draw:frame draw:style-name="gr10" draw:text-style-name="P10" draw:layer="layout" svg:width="3.5cm" svg:height="2.241cm" svg:x="15.5cm" svg:y="4cm">
          <draw:text-box>
            <text:p text:style-name="P9"><text:span text:style-name="T1">CH1903+</text:span></text:p>
            <text:p text:style-name="P9"><text:span text:style-name="T1">2800k, 1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10</text:span></text:p>
          </draw:text-box>
        </draw:frame>
        <draw:frame draw:style-name="gr11" draw:text-style-name="P10" draw:layer="layout" svg:width="4.5cm" svg:height="2.639cm" svg:x="3cm" svg:y="23.5cm">
          <draw:text-box>
            <text:p text:style-name="P9"><text:span text:style-name="T1">CH1903+</text:span></text:p>
            <text:p text:style-name="P9"><text:span text:style-name="T1">2500k, 11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6, 6</text:span></text:p>
          </draw:text-box>
        </draw:frame>
        <draw:frame draw:style-name="gr11" draw:text-style-name="P10" draw:layer="layout" svg:width="4cm" svg:height="2.639cm" svg:x="3cm" svg:y="3cm">
          <draw:text-box>
            <text:p text:style-name="P9"><text:span text:style-name="T1">CH1903+</text:span></text:p>
            <text:p text:style-name="P9"><text:span text:style-name="T1">2500k, 1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6</text:span></text:p>
          </draw:text-box>
        </draw:frame>
        <draw:line draw:style-name="gr12" draw:text-style-name="P1" draw:layer="layout" svg:x1="2.5cm" svg:y1="21.5cm" svg:x2="2.5cm" svg:y2="23cm">
          <text:p/>
        </draw:line>
        <draw:frame draw:style-name="gr2" draw:text-style-name="P10" draw:layer="layout" svg:width="1.5cm" svg:height="0.649cm" svg:x="2.5cm" svg:y="23cm">
          <draw:text-box>
            <text:p text:style-name="P9"><text:span text:style-name="T1">lat</text:span></text:p>
          </draw:text-box>
        </draw:frame>
        <draw:line draw:style-name="gr12" draw:text-style-name="P1" draw:layer="layout" svg:x1="4cm" svg:y1="23cm" svg:x2="2.5cm" svg:y2="23.001cm">
          <text:p/>
        </draw:line>
        <draw:frame draw:style-name="gr2" draw:text-style-name="P10" draw:layer="layout" svg:width="1.5cm" svg:height="0.649cm" svg:x="1.309cm" svg:y="22.118cm">
          <draw:text-box>
            <text:p text:style-name="P9"><text:span text:style-name="T1">lon</text:span></text:p>
          </draw:text-box>
        </draw:frame>
        <draw:line draw:style-name="gr6" draw:text-style-name="P1" draw:layer="layout" svg:x1="3cm" svg:y1="6.5cm" svg:x2="4cm" svg:y2="7.5cm">
          <text:p/>
        </draw:line>
        <draw:frame draw:style-name="gr5" draw:text-style-name="P6" draw:layer="layout" svg:width="2cm" svg:height="0.818cm" svg:x="4cm" svg:y="7.5cm">
          <draw:text-box>
            <text:p><text:span text:style-name="T3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ns Märki</meta:initial-creator>
    <meta:creation-date>2010-06-18T07:57:52.34</meta:creation-date>
    <dc:date>2022-04-23T21:47:24.989337123</dc:date>
    <meta:editing-duration>PT21H42M34S</meta:editing-duration>
    <meta:editing-cycles>21</meta:editing-cycles>
    <meta:generator>LibreOffice/7.3.2.2$Linux_X86_64 LibreOffice_project/30$Build-2</meta:generator>
    <meta:document-statistic meta:object-count="41"/>
  </office:meta>
</office:document-meta>
</file>